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56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Spent</text:p>
          </table:table-cell>
        </table:table-row>
        <table:table-row-group>
          <table:table-row-group>
            <table:table-row table:style-name="ro1">
              <table:table-cell office:value-type="string" calcext:value-type="string">
                <text:p>Applanix</text:p>
              </table:table-cell>
              <table:table-cell office:value-type="float" office:value="50.5" calcext:value-type="float">
                <text:p>50.5</text:p>
              </table:table-cell>
              <table:table-cell office:value-type="float" office:value="49.77" calcext:value-type="float">
                <text:p>49.77</text:p>
              </table:table-cell>
            </table:table-row>
            <table:table-row table:style-name="ro1">
              <table:table-cell office:value-type="string" calcext:value-type="string">
                <text:p>Applanix</text:p>
              </table:table-cell>
              <table:table-cell office:value-type="float" office:value="70.5" calcext:value-type="float">
                <text:p>70.5</text:p>
              </table:table-cell>
              <table:table-cell office:value-type="float" office:value="64.24" calcext:value-type="float">
                <text:p>64.24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Applanix Result</text:p>
            </table:table-cell>
            <table:table-cell table:style-name="Result" table:formula="of:=SUBTOTAL(9;[.$B$2:.$B$3])" office:value-type="float" office:value="121" calcext:value-type="float">
              <text:p>121</text:p>
            </table:table-cell>
            <table:table-cell table:style-name="Result" table:formula="of:=SUBTOTAL(9;[.$C$2:.$C$3])" office:value-type="float" office:value="114.01" calcext:value-type="float">
              <text:p>114.01</text:p>
            </table:table-cell>
          </table:table-row>
          <table:table-row-group>
            <table:table-row table:style-name="ro1">
              <table:table-cell office:value-type="string" calcext:value-type="string">
                <text:p>Cassantec</text:p>
              </table:table-cell>
              <table:table-cell office:value-type="float" office:value="4.5" calcext:value-type="float">
                <text:p>4.5</text:p>
              </table:table-cell>
              <table:table-cell office:value-type="float" office:value="2.91" calcext:value-type="float">
                <text:p>2.91</text:p>
              </table:table-cell>
            </table:table-row>
            <table:table-row table:style-name="ro1">
              <table:table-cell office:value-type="string" calcext:value-type="string">
                <text:p>Cassantec</text:p>
              </table:table-cell>
              <table:table-cell office:value-type="float" office:value="35.5" calcext:value-type="float">
                <text:p>35.5</text:p>
              </table:table-cell>
              <table:table-cell office:value-type="float" office:value="22.78" calcext:value-type="float">
                <text:p>22.78</text:p>
              </table:table-cell>
            </table:table-row>
            <table:table-row table:style-name="ro1">
              <table:table-cell office:value-type="string" calcext:value-type="string">
                <text:p>Cassantec</text:p>
              </table:table-cell>
              <table:table-cell office:value-type="float" office:value="45.67" calcext:value-type="float">
                <text:p>45.67</text:p>
              </table:table-cell>
              <table:table-cell office:value-type="float" office:value="36.83" calcext:value-type="float">
                <text:p>36.83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Cassantec Result</text:p>
            </table:table-cell>
            <table:table-cell table:style-name="Result" table:formula="of:=SUBTOTAL(9;[.$B$5:.$B$7])" office:value-type="float" office:value="85.67" calcext:value-type="float">
              <text:p>85.67</text:p>
            </table:table-cell>
            <table:table-cell table:style-name="Result" table:formula="of:=SUBTOTAL(9;[.$C$5:.$C$7])" office:value-type="float" office:value="62.52" calcext:value-type="float">
              <text:p>62.52</text:p>
            </table:table-cell>
          </table:table-row>
          <table:table-row-group>
            <table:table-row table:style-name="ro1">
              <table:table-cell office:value-type="string" calcext:value-type="string">
                <text:p>CE</text:p>
              </table:table-cell>
              <table:table-cell office:value-type="float" office:value="15" calcext:value-type="float">
                <text:p>15</text:p>
              </table:table-cell>
              <table:table-cell office:value-type="float" office:value="15.14" calcext:value-type="float">
                <text:p>15.14</text:p>
              </table:table-cell>
            </table:table-row>
            <table:table-row table:style-name="ro1">
              <table:table-cell office:value-type="string" calcext:value-type="string">
                <text:p>CE</text:p>
              </table:table-cell>
              <table:table-cell office:value-type="float" office:value="15" calcext:value-type="float">
                <text:p>15</text:p>
              </table:table-cell>
              <table:table-cell office:value-type="float" office:value="15.16" calcext:value-type="float">
                <text:p>15.16</text:p>
              </table:table-cell>
            </table:table-row>
            <table:table-row table:style-name="ro1">
              <table:table-cell office:value-type="string" calcext:value-type="string">
                <text:p>CE</text:p>
              </table:table-cell>
              <table:table-cell office:value-type="float" office:value="15.5" calcext:value-type="float">
                <text:p>15.5</text:p>
              </table:table-cell>
              <table:table-cell office:value-type="float" office:value="14" calcext:value-type="float">
                <text:p>14</text:p>
              </table:table-cell>
            </table:table-row>
            <table:table-row table:style-name="ro1">
              <table:table-cell office:value-type="string" calcext:value-type="string">
                <text:p>CE</text:p>
              </table:table-cell>
              <table:table-cell office:value-type="float" office:value="1.5" calcext:value-type="float">
                <text:p>1.5</text:p>
              </table:table-cell>
              <table:table-cell office:value-type="float" office:value="1.14" calcext:value-type="float">
                <text:p>1.14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CE Result</text:p>
            </table:table-cell>
            <table:table-cell table:style-name="Result" table:formula="of:=SUBTOTAL(9;[.$B$9:.$B$12])" office:value-type="float" office:value="47" calcext:value-type="float">
              <text:p>47</text:p>
            </table:table-cell>
            <table:table-cell table:style-name="Result" table:formula="of:=SUBTOTAL(9;[.$C$9:.$C$12])" office:value-type="float" office:value="45.44" calcext:value-type="float">
              <text:p>45.44</text:p>
            </table:table-cell>
          </table:table-row>
          <table:table-row-group>
            <table:table-row table:style-name="ro1">
              <table:table-cell office:value-type="string" calcext:value-type="string">
                <text:p>CrySApp</text:p>
              </table:table-cell>
              <table:table-cell office:value-type="float" office:value="4.25" calcext:value-type="float">
                <text:p>4.25</text:p>
              </table:table-cell>
              <table:table-cell office:value-type="float" office:value="2.72" calcext:value-type="float">
                <text:p>2.72</text:p>
              </table:table-cell>
            </table:table-row>
            <table:table-row table:style-name="ro1">
              <table:table-cell office:value-type="string" calcext:value-type="string">
                <text:p>CrySApp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2.18" calcext:value-type="float">
                <text:p>2.18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CrySApp Result</text:p>
            </table:table-cell>
            <table:table-cell table:style-name="Result" table:formula="of:=SUBTOTAL(9;[.$B$14:.$B$15])" office:value-type="float" office:value="7.25" calcext:value-type="float">
              <text:p>7.25</text:p>
            </table:table-cell>
            <table:table-cell table:style-name="Result" table:formula="of:=SUBTOTAL(9;[.$C$14:.$C$15])" office:value-type="float" office:value="4.9" calcext:value-type="float">
              <text:p>4.9</text:p>
            </table:table-cell>
          </table:table-row>
          <table:table-row-group>
            <table:table-row table:style-name="ro1">
              <table:table-cell office:value-type="string" calcext:value-type="string">
                <text:p>Goran</text:p>
              </table:table-cell>
              <table:table-cell table:number-columns-repeated="2" office:value-type="float" office:value="4" calcext:value-type="float">
                <text:p>4</text:p>
              </table:table-cell>
            </table:table-row>
            <table:table-row table:style-name="ro1">
              <table:table-cell office:value-type="string" calcext:value-type="string">
                <text:p>Goran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.66" calcext:value-type="float">
                <text:p>3.66</text:p>
              </table:table-cell>
            </table:table-row>
            <table:table-row table:style-name="ro1">
              <table:table-cell office:value-type="string" calcext:value-type="string">
                <text:p>Goran</text:p>
              </table:table-cell>
              <table:table-cell office:value-type="float" office:value="11.5" calcext:value-type="float">
                <text:p>11.5</text:p>
              </table:table-cell>
              <table:table-cell office:value-type="float" office:value="12" calcext:value-type="float">
                <text:p>12</text:p>
              </table:table-cell>
            </table:table-row>
            <table:table-row table:style-name="ro1">
              <table:table-cell office:value-type="string" calcext:value-type="string">
                <text:p>Goran</text:p>
              </table:table-cell>
              <table:table-cell office:value-type="float" office:value="5.17" calcext:value-type="float">
                <text:p>5.17</text:p>
              </table:table-cell>
              <table:table-cell office:value-type="float" office:value="3.67" calcext:value-type="float">
                <text:p>3.67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Goran Result</text:p>
            </table:table-cell>
            <table:table-cell table:style-name="Result" table:formula="of:=SUBTOTAL(9;[.$B$17:.$B$20])" office:value-type="float" office:value="24.67" calcext:value-type="float">
              <text:p>24.67</text:p>
            </table:table-cell>
            <table:table-cell table:style-name="Result" table:formula="of:=SUBTOTAL(9;[.$C$17:.$C$20])" office:value-type="float" office:value="23.33" calcext:value-type="float">
              <text:p>23.33</text:p>
            </table:table-cell>
          </table:table-row>
          <table:table-row-group>
            <table:table-row table:style-name="ro1">
              <table:table-cell office:value-type="string" calcext:value-type="string">
                <text:p>Inventory</text:p>
              </table:table-cell>
              <table:table-cell office:value-type="float" office:value="11.5" calcext:value-type="float">
                <text:p>11.5</text:p>
              </table:table-cell>
              <table:table-cell office:value-type="float" office:value="11.84" calcext:value-type="float">
                <text:p>11.84</text:p>
              </table:table-cell>
            </table:table-row>
            <table:table-row table:style-name="ro1">
              <table:table-cell office:value-type="string" calcext:value-type="string">
                <text:p>Inventory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4.17" calcext:value-type="float">
                <text:p>4.17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Inventory Result</text:p>
            </table:table-cell>
            <table:table-cell table:style-name="Result" table:formula="of:=SUBTOTAL(9;[.$B$22:.$B$23])" office:value-type="float" office:value="16.5" calcext:value-type="float">
              <text:p>16.5</text:p>
            </table:table-cell>
            <table:table-cell table:style-name="Result" table:formula="of:=SUBTOTAL(9;[.$C$22:.$C$23])" office:value-type="float" office:value="16.01" calcext:value-type="float">
              <text:p>16.01</text:p>
            </table:table-cell>
          </table:table-row>
          <table:table-row-group>
            <table:table-row table:style-name="ro1">
              <table:table-cell office:value-type="string" calcext:value-type="string">
                <text:p>ISSArt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3.15" calcext:value-type="float">
                <text:p>3.15</text:p>
              </table:table-cell>
            </table:table-row>
            <table:table-row table:style-name="ro1">
              <table:table-cell office:value-type="string" calcext:value-type="string">
                <text:p>ISSArt</text:p>
              </table:table-cell>
              <table:table-cell office:value-type="float" office:value="17.17" calcext:value-type="float">
                <text:p>17.17</text:p>
              </table:table-cell>
              <table:table-cell office:value-type="float" office:value="8.32" calcext:value-type="float">
                <text:p>8.32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ISSArt Result</text:p>
            </table:table-cell>
            <table:table-cell table:style-name="Result" table:formula="of:=SUBTOTAL(9;[.$B$25:.$B$26])" office:value-type="float" office:value="25.17" calcext:value-type="float">
              <text:p>25.17</text:p>
            </table:table-cell>
            <table:table-cell table:style-name="Result" table:formula="of:=SUBTOTAL(9;[.$C$25:.$C$26])" office:value-type="float" office:value="11.47" calcext:value-type="float">
              <text:p>11.47</text:p>
            </table:table-cell>
          </table:table-row>
          <table:table-row-group>
            <table:table-row table:style-name="ro1">
              <table:table-cell office:value-type="string" calcext:value-type="string">
                <text:p>LT</text:p>
              </table:table-cell>
              <table:table-cell table:number-columns-repeated="2" office:value-type="float" office:value="5.5" calcext:value-type="float">
                <text:p>5.5</text:p>
              </table:table-cell>
            </table:table-row>
            <table:table-row table:style-name="ro1">
              <table:table-cell office:value-type="string" calcext:value-type="string">
                <text:p>LT</text:p>
              </table:table-cell>
              <table:table-cell table:number-columns-repeated="2" office:value-type="float" office:value="14.67" calcext:value-type="float">
                <text:p>14.67</text:p>
              </table:table-cell>
            </table:table-row>
            <table:table-row table:style-name="ro1">
              <table:table-cell office:value-type="string" calcext:value-type="string">
                <text:p>LT</text:p>
              </table:table-cell>
              <table:table-cell office:value-type="float" office:value="77" calcext:value-type="float">
                <text:p>77</text:p>
              </table:table-cell>
              <table:table-cell office:value-type="float" office:value="76.96" calcext:value-type="float">
                <text:p>76.96</text:p>
              </table:table-cell>
            </table:table-row>
            <table:table-row table:style-name="ro1">
              <table:table-cell office:value-type="string" calcext:value-type="string">
                <text:p>LT</text:p>
              </table:table-cell>
              <table:table-cell table:number-columns-repeated="2" office:value-type="float" office:value="132" calcext:value-type="float">
                <text:p>132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LT Result</text:p>
            </table:table-cell>
            <table:table-cell table:style-name="Result" table:formula="of:=SUBTOTAL(9;[.$B$28:.$B$31])" office:value-type="float" office:value="229.17" calcext:value-type="float">
              <text:p>229.17</text:p>
            </table:table-cell>
            <table:table-cell table:style-name="Result" table:formula="of:=SUBTOTAL(9;[.$C$28:.$C$31])" office:value-type="float" office:value="229.13" calcext:value-type="float">
              <text:p>229.13</text:p>
            </table:table-cell>
          </table:table-row>
          <table:table-row-group>
            <table:table-row table:style-name="ro1">
              <table:table-cell office:value-type="string" calcext:value-type="string">
                <text:p>Medical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2.87" calcext:value-type="float">
                <text:p>2.87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Medical Result</text:p>
            </table:table-cell>
            <table:table-cell table:style-name="Result" table:formula="of:=SUBTOTAL(9;[.$B$33:.$B$33])" office:value-type="float" office:value="3" calcext:value-type="float">
              <text:p>3</text:p>
            </table:table-cell>
            <table:table-cell table:style-name="Result" table:formula="of:=SUBTOTAL(9;[.$C$33:.$C$33])" office:value-type="float" office:value="2.87" calcext:value-type="float">
              <text:p>2.87</text:p>
            </table:table-cell>
          </table:table-row>
          <table:table-row-group>
            <table:table-row table:style-name="ro1">
              <table:table-cell office:value-type="string" calcext:value-type="string">
                <text:p>Salvage</text:p>
              </table:table-cell>
              <table:table-cell table:number-columns-repeated="2" office:value-type="float" office:value="1.66" calcext:value-type="float">
                <text:p>1.66</text:p>
              </table:table-cell>
            </table:table-row>
            <table:table-row table:style-name="ro1">
              <table:table-cell office:value-type="string" calcext:value-type="string">
                <text:p>Salvage</text:p>
              </table:table-cell>
              <table:table-cell office:value-type="float" office:value="2.34" calcext:value-type="float">
                <text:p>2.34</text:p>
              </table:table-cell>
              <table:table-cell office:value-type="float" office:value="1.84" calcext:value-type="float">
                <text:p>1.84</text:p>
              </table:table-cell>
            </table:table-row>
            <table:table-row table:style-name="ro1">
              <table:table-cell office:value-type="string" calcext:value-type="string">
                <text:p>Salvage</text:p>
              </table:table-cell>
              <table:table-cell office:value-type="float" office:value="3.5" calcext:value-type="float">
                <text:p>3.5</text:p>
              </table:table-cell>
              <table:table-cell office:value-type="float" office:value="2.93" calcext:value-type="float">
                <text:p>2.93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Salvage Result</text:p>
            </table:table-cell>
            <table:table-cell table:style-name="Result" table:formula="of:=SUBTOTAL(9;[.$B$35:.$B$37])" office:value-type="float" office:value="7.5" calcext:value-type="float">
              <text:p>7.5</text:p>
            </table:table-cell>
            <table:table-cell table:style-name="Result" table:formula="of:=SUBTOTAL(9;[.$C$35:.$C$37])" office:value-type="float" office:value="6.43" calcext:value-type="float">
              <text:p>6.43</text:p>
            </table:table-cell>
          </table:table-row>
          <table:table-row-group>
            <table:table-row table:style-name="ro1">
              <table:table-cell office:value-type="string" calcext:value-type="string">
                <text:p>T2ERP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2.58" calcext:value-type="float">
                <text:p>2.58</text:p>
              </table:table-cell>
            </table:table-row>
            <table:table-row table:style-name="ro1">
              <table:table-cell office:value-type="string" calcext:value-type="string">
                <text:p>T2ERP</text:p>
              </table:table-cell>
              <table:table-cell office:value-type="float" office:value="45" calcext:value-type="float">
                <text:p>45</text:p>
              </table:table-cell>
              <table:table-cell office:value-type="float" office:value="33.74" calcext:value-type="float">
                <text:p>33.74</text:p>
              </table:table-cell>
            </table:table-row>
            <table:table-row table:style-name="ro1">
              <table:table-cell office:value-type="string" calcext:value-type="string">
                <text:p>T2ERP</text:p>
              </table:table-cell>
              <table:table-cell office:value-type="float" office:value="12.5" calcext:value-type="float">
                <text:p>12.5</text:p>
              </table:table-cell>
              <table:table-cell office:value-type="float" office:value="10.77" calcext:value-type="float">
                <text:p>10.77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T2ERP Result</text:p>
            </table:table-cell>
            <table:table-cell table:style-name="Result" table:formula="of:=SUBTOTAL(9;[.$B$39:.$B$41])" office:value-type="float" office:value="60.5" calcext:value-type="float">
              <text:p>60.5</text:p>
            </table:table-cell>
            <table:table-cell table:style-name="Result" table:formula="of:=SUBTOTAL(9;[.$C$39:.$C$41])" office:value-type="float" office:value="47.09" calcext:value-type="float">
              <text:p>47.09</text:p>
            </table:table-cell>
          </table:table-row>
          <table:table-row-group>
            <table:table-row table:style-name="ro1">
              <table:table-cell office:value-type="string" calcext:value-type="string">
                <text:p>Vertigo</text:p>
              </table:table-cell>
              <table:table-cell office:value-type="float" office:value="110" calcext:value-type="float">
                <text:p>110</text:p>
              </table:table-cell>
              <table:table-cell office:value-type="float" office:value="110.51" calcext:value-type="float">
                <text:p>110.51</text:p>
              </table:table-cell>
            </table:table-row>
            <table:table-row table:style-name="ro1">
              <table:table-cell office:value-type="string" calcext:value-type="string">
                <text:p>Vertigo</text:p>
              </table:table-cell>
              <table:table-cell office:value-type="float" office:value="30" calcext:value-type="float">
                <text:p>30</text:p>
              </table:table-cell>
              <table:table-cell office:value-type="float" office:value="28.07" calcext:value-type="float">
                <text:p>28.07</text:p>
              </table:table-cell>
            </table:table-row>
            <table:table-row table:style-name="ro1">
              <table:table-cell office:value-type="string" calcext:value-type="string">
                <text:p>Vertigo</text:p>
              </table:table-cell>
              <table:table-cell office:value-type="float" office:value="71" calcext:value-type="float">
                <text:p>71</text:p>
              </table:table-cell>
              <table:table-cell office:value-type="float" office:value="69.48" calcext:value-type="float">
                <text:p>69.48</text:p>
              </table:table-cell>
            </table:table-row>
            <table:table-row table:style-name="ro1">
              <table:table-cell office:value-type="string" calcext:value-type="string">
                <text:p>Vertigo</text:p>
              </table:table-cell>
              <table:table-cell office:value-type="float" office:value="76" calcext:value-type="float">
                <text:p>76</text:p>
              </table:table-cell>
              <table:table-cell office:value-type="float" office:value="75.65" calcext:value-type="float">
                <text:p>75.65</text:p>
              </table:table-cell>
            </table:table-row>
            <table:table-row table:style-name="ro1">
              <table:table-cell office:value-type="string" calcext:value-type="string">
                <text:p>Vertigo</text:p>
              </table:table-cell>
              <table:table-cell office:value-type="float" office:value="107.5" calcext:value-type="float">
                <text:p>107.5</text:p>
              </table:table-cell>
              <table:table-cell office:value-type="float" office:value="109.69" calcext:value-type="float">
                <text:p>109.69</text:p>
              </table:table-cell>
            </table:table-row>
            <table:table-row table:style-name="ro1">
              <table:table-cell office:value-type="string" calcext:value-type="string">
                <text:p>Vertigo</text:p>
              </table:table-cell>
              <table:table-cell office:value-type="float" office:value="99" calcext:value-type="float">
                <text:p>99</text:p>
              </table:table-cell>
              <table:table-cell office:value-type="float" office:value="95.38" calcext:value-type="float">
                <text:p>95.38</text:p>
              </table:table-cell>
            </table:table-row>
            <table:table-row table:style-name="ro1">
              <table:table-cell office:value-type="string" calcext:value-type="string">
                <text:p>Vertigo</text:p>
              </table:table-cell>
              <table:table-cell office:value-type="float" office:value="107" calcext:value-type="float">
                <text:p>107</text:p>
              </table:table-cell>
              <table:table-cell office:value-type="float" office:value="102.47" calcext:value-type="float">
                <text:p>102.47</text:p>
              </table:table-cell>
            </table:table-row>
            <table:table-row table:style-name="ro1">
              <table:table-cell office:value-type="string" calcext:value-type="string">
                <text:p>Vertigo</text:p>
              </table:table-cell>
              <table:table-cell office:value-type="float" office:value="95.5" calcext:value-type="float">
                <text:p>95.5</text:p>
              </table:table-cell>
              <table:table-cell office:value-type="float" office:value="95.64" calcext:value-type="float">
                <text:p>95.64</text:p>
              </table:table-cell>
            </table:table-row>
            <table:table-row table:style-name="ro1">
              <table:table-cell office:value-type="string" calcext:value-type="string">
                <text:p>Vertigo</text:p>
              </table:table-cell>
              <table:table-cell office:value-type="float" office:value="126" calcext:value-type="float">
                <text:p>126</text:p>
              </table:table-cell>
              <table:table-cell office:value-type="float" office:value="125.05" calcext:value-type="float">
                <text:p>125.05</text:p>
              </table:table-cell>
            </table:table-row>
            <table:table-row table:style-name="ro1">
              <table:table-cell office:value-type="string" calcext:value-type="string">
                <text:p>Vertigo</text:p>
              </table:table-cell>
              <table:table-cell office:value-type="float" office:value="79" calcext:value-type="float">
                <text:p>79</text:p>
              </table:table-cell>
              <table:table-cell office:value-type="float" office:value="72.1" calcext:value-type="float">
                <text:p>72.1</text:p>
              </table:table-cell>
            </table:table-row>
            <table:table-row table:style-name="ro1">
              <table:table-cell office:value-type="string" calcext:value-type="string">
                <text:p>Vertigo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5.78" calcext:value-type="float">
                <text:p>5.78</text:p>
              </table:table-cell>
            </table:table-row>
            <table:table-row table:style-name="ro1">
              <table:table-cell office:value-type="string" calcext:value-type="string">
                <text:p>Vertigo</text:p>
              </table:table-cell>
              <table:table-cell office:value-type="float" office:value="73.5" calcext:value-type="float">
                <text:p>73.5</text:p>
              </table:table-cell>
              <table:table-cell office:value-type="float" office:value="71.76" calcext:value-type="float">
                <text:p>71.76</text:p>
              </table:table-cell>
            </table:table-row>
            <table:table-row table:style-name="ro1">
              <table:table-cell office:value-type="string" calcext:value-type="string">
                <text:p>Vertigo</text:p>
              </table:table-cell>
              <table:table-cell office:value-type="float" office:value="125.5" calcext:value-type="float">
                <text:p>125.5</text:p>
              </table:table-cell>
              <table:table-cell office:value-type="float" office:value="123.39" calcext:value-type="float">
                <text:p>123.39</text:p>
              </table:table-cell>
            </table:table-row>
            <table:table-row table:style-name="ro1">
              <table:table-cell office:value-type="string" calcext:value-type="string">
                <text:p>Vertigo</text:p>
              </table:table-cell>
              <table:table-cell office:value-type="float" office:value="124" calcext:value-type="float">
                <text:p>124</text:p>
              </table:table-cell>
              <table:table-cell office:value-type="float" office:value="123.25" calcext:value-type="float">
                <text:p>123.25</text:p>
              </table:table-cell>
            </table:table-row>
            <table:table-row table:style-name="ro1">
              <table:table-cell office:value-type="string" calcext:value-type="string">
                <text:p>Vertigo</text:p>
              </table:table-cell>
              <table:table-cell office:value-type="float" office:value="108" calcext:value-type="float">
                <text:p>108</text:p>
              </table:table-cell>
              <table:table-cell office:value-type="float" office:value="107.16" calcext:value-type="float">
                <text:p>107.16</text:p>
              </table:table-cell>
            </table:table-row>
            <table:table-row table:style-name="ro1">
              <table:table-cell office:value-type="string" calcext:value-type="string">
                <text:p>Vertigo</text:p>
              </table:table-cell>
              <table:table-cell office:value-type="float" office:value="142" calcext:value-type="float">
                <text:p>142</text:p>
              </table:table-cell>
              <table:table-cell office:value-type="float" office:value="139.31" calcext:value-type="float">
                <text:p>139.31</text:p>
              </table:table-cell>
            </table:table-row>
            <table:table-row table:style-name="ro1">
              <table:table-cell office:value-type="string" calcext:value-type="string">
                <text:p>Vertigo</text:p>
              </table:table-cell>
              <table:table-cell office:value-type="float" office:value="160" calcext:value-type="float">
                <text:p>160</text:p>
              </table:table-cell>
              <table:table-cell office:value-type="float" office:value="156.18" calcext:value-type="float">
                <text:p>156.18</text:p>
              </table:table-cell>
            </table:table-row>
            <table:table-row table:style-name="ro1">
              <table:table-cell office:value-type="string" calcext:value-type="string">
                <text:p>Vertigo</text:p>
              </table:table-cell>
              <table:table-cell office:value-type="float" office:value="147" calcext:value-type="float">
                <text:p>147</text:p>
              </table:table-cell>
              <table:table-cell office:value-type="float" office:value="143.13" calcext:value-type="float">
                <text:p>143.13</text:p>
              </table:table-cell>
            </table:table-row>
            <table:table-row table:style-name="ro1">
              <table:table-cell office:value-type="string" calcext:value-type="string">
                <text:p>Vertigo</text:p>
              </table:table-cell>
              <table:table-cell office:value-type="float" office:value="57" calcext:value-type="float">
                <text:p>57</text:p>
              </table:table-cell>
              <table:table-cell office:value-type="float" office:value="55.83" calcext:value-type="float">
                <text:p>55.83</text:p>
              </table:table-cell>
            </table:table-row>
            <table:table-row table:style-name="ro1">
              <table:table-cell office:value-type="string" calcext:value-type="string">
                <text:p>Vertigo</text:p>
              </table:table-cell>
              <table:table-cell office:value-type="float" office:value="82" calcext:value-type="float">
                <text:p>82</text:p>
              </table:table-cell>
              <table:table-cell office:value-type="float" office:value="77" calcext:value-type="float">
                <text:p>77</text:p>
              </table:table-cell>
            </table:table-row>
            <table:table-row table:style-name="ro1">
              <table:table-cell office:value-type="string" calcext:value-type="string">
                <text:p>Vertigo</text:p>
              </table:table-cell>
              <table:table-cell office:value-type="float" office:value="160.5" calcext:value-type="float">
                <text:p>160.5</text:p>
              </table:table-cell>
              <table:table-cell office:value-type="float" office:value="156.64" calcext:value-type="float">
                <text:p>156.64</text:p>
              </table:table-cell>
            </table:table-row>
            <table:table-row table:style-name="ro1">
              <table:table-cell office:value-type="string" calcext:value-type="string">
                <text:p>Vertigo</text:p>
              </table:table-cell>
              <table:table-cell office:value-type="float" office:value="144" calcext:value-type="float">
                <text:p>144</text:p>
              </table:table-cell>
              <table:table-cell office:value-type="float" office:value="141.15" calcext:value-type="float">
                <text:p>141.15</text:p>
              </table:table-cell>
            </table:table-row>
            <table:table-row table:style-name="ro1">
              <table:table-cell office:value-type="string" calcext:value-type="string">
                <text:p>Vertigo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17.67" calcext:value-type="float">
                <text:p>17.67</text:p>
              </table:table-cell>
            </table:table-row>
            <table:table-row table:style-name="ro1">
              <table:table-cell office:value-type="string" calcext:value-type="string">
                <text:p>Vertigo</text:p>
              </table:table-cell>
              <table:table-cell office:value-type="float" office:value="153" calcext:value-type="float">
                <text:p>153</text:p>
              </table:table-cell>
              <table:table-cell office:value-type="float" office:value="151.17" calcext:value-type="float">
                <text:p>151.17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Vertigo Result</text:p>
            </table:table-cell>
            <table:table-cell table:style-name="Result" table:formula="of:=SUBTOTAL(9;[.$B$43:.$B$66])" office:value-type="float" office:value="2400.5" calcext:value-type="float">
              <text:p>2400.5</text:p>
            </table:table-cell>
            <table:table-cell table:style-name="Result" table:formula="of:=SUBTOTAL(9;[.$C$43:.$C$66])" office:value-type="float" office:value="2353.46" calcext:value-type="float">
              <text:p>2353.46</text:p>
            </table:table-cell>
          </table:table-row>
          <table:table-row-group>
            <table:table-row table:style-name="ro1">
              <table:table-cell office:value-type="string" calcext:value-type="string">
                <text:p>Сайт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1" calcext:value-type="float">
                <text:p>1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Сайт Result</text:p>
            </table:table-cell>
            <table:table-cell table:style-name="Result" table:formula="of:=SUBTOTAL(9;[.$B$68:.$B$68])" office:value-type="float" office:value="2.5" calcext:value-type="float">
              <text:p>2.5</text:p>
            </table:table-cell>
            <table:table-cell table:style-name="Result" table:formula="of:=SUBTOTAL(9;[.$C$68:.$C$68])" office:value-type="float" office:value="1" calcext:value-type="float">
              <text:p>1</text:p>
            </table:table-cell>
          </table:table-row>
        </table:table-row-group>
        <table:table-row table:style-name="ro1">
          <table:table-cell table:style-name="Result" office:value-type="string" calcext:value-type="string">
            <text:p>Grand Total</text:p>
          </table:table-cell>
          <table:table-cell table:style-name="Result" table:formula="of:=SUBTOTAL(9;[.$B$2:.$B$69])" office:value-type="float" office:value="3030.43" calcext:value-type="float">
            <text:p>3030.43</text:p>
          </table:table-cell>
          <table:table-cell table:style-name="Result" table:formula="of:=SUBTOTAL(9;[.$C$2:.$C$69])" office:value-type="float" office:value="2917.66" calcext:value-type="float">
            <text:p>2917.66</text:p>
          </table:table-cell>
        </table:table-row>
      </table:table>
      <table:named-expressions/>
      <table:database-ranges>
        <table:database-range table:name="__Anonymous_Sheet_DB__0" table:target-range-address="Sheet1.A1:Sheet1.C70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1" table:function="sum"/>
              <table:subtotal-field table:field-number="2" table:function="sum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46:06.722488606</meta:creation-date>
    <dc:date>2016-04-27T13:14:47.259153822</dc:date>
    <meta:editing-duration>PT9M</meta:editing-duration>
    <meta:editing-cycles>3</meta:editing-cycles>
    <meta:generator>LibreOffice/4.2.8.2$Linux_X86_64 LibreOffice_project/420m0$Build-2</meta:generator>
    <meta:document-statistic meta:table-count="1" meta:cell-count="210" meta:object-count="0"/>
  </office:meta>
</office:document-meta>
</file>